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line-height-at-least="0.358cm" fo:background-color="#ffffff">
        <style:background-image/>
      </style:paragraph-properties>
      <style:text-properties fo:color="#d4d4d4" style:font-name="Menlo" fo:font-size="6.75pt" fo:font-weight="normal" fo:background-color="#1e1e1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Calibri" fo:font-size="10pt" fo:background-color="#ffffff" style:font-size-asian="10pt" style:font-size-complex="10pt"/>
    </style:style>
    <style:style style:name="P3" style:family="paragraph" style:parent-style-name="Standard">
      <style:paragraph-properties style:line-height-at-least="0.358cm" fo:background-color="#ffffff">
        <style:background-image/>
      </style:paragraph-properties>
      <style:text-properties fo:color="#000000" style:font-name="Calibri" fo:font-size="10pt" fo:background-color="#ffffff" style:font-size-asian="10pt" style:font-size-complex="10pt"/>
    </style:style>
    <style:style style:name="P4" style:family="paragraph" style:parent-style-name="Standard">
      <style:paragraph-properties style:line-height-at-least="0.358cm" fo:background-color="#ffffff">
        <style:background-image/>
      </style:paragraph-properties>
      <style:text-properties fo:color="#000000" style:font-name="Calibri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style:line-height-at-least="0.358cm" fo:text-align="center" style:justify-single-word="false" fo:background-color="#ffffff">
        <style:background-image/>
      </style:paragraph-properties>
      <style:text-properties fo:color="#000000" style:font-name="Calibri" fo:font-size="10pt" fo:font-weight="normal" fo:background-color="#ffffff" style:font-size-asian="10pt" style:font-size-complex="10pt"/>
    </style:style>
    <style:style style:name="T1" style:family="text">
      <style:text-properties fo:color="#ce9178"/>
    </style:style>
    <style:style style:name="T2" style:family="text">
      <style:text-properties style:font-name="Calibri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background-color="#ffffff" style:font-size-asian="10pt" style:font-size-complex="10pt"/>
    </style:style>
    <style:style style:name="T5" style:family="text">
      <style:text-properties fo:color="#000000" style:font-name="Calibri" fo:font-size="10pt" fo:background-color="#ffffff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######## FUNCIONAMIENTO DE LA APLICACIÓN ################</text:p>
      <text:p text:style-name="P5">-------------– AppTeachers ------------</text:p>
      <text:p text:style-name="P4"/>
      <text:p text:style-name="P5">APIS PUBLICAS: </text:p>
      <text:p text:style-name="P5"/>
      <text:p text:style-name="P4">Si no se llama al middleware checkToken antes de acceder a la ruta</text:p>
      <text:p text:style-name="P4">GET /api -&gt; pantalla ppal. Selecciona materia y CP y click boton "Buscar profesores cerca y con mejor puntuación", lee una lista de materias para el dropdown, -&gt;Procedimiento/Funcion "Teachers-Zona" al ir a GET /api/teachers/teachersnear </text:p>
      <text:p text:style-name="P3"/>
      <text:p text:style-name="P4">GET /api/users/register (al hacer click sobre "Registrarse en la Aplicación") -&gt; introducir nombre, email, password, tipo de usuario y nombre de usuario -&gt; POST /api/users/register -&gt; encripta password e inserta en tabla 'users'. </text:p>
      <text:p text:style-name="P4">A) Si es de tipo 'TEACHER' POST /api/teachers (nuevo teacher vacío con el id de usario en su clave foránea), Se abre un formulario para introducir los campos de profesor y actualiza la tabla 'teachers' con id del teacher creado antes. UPDATE /api/teachers/:teach_id</text:p>
      <text:p text:style-name="P4">B) Si es de tipo 'STUDENT' POST /api/students (nuevo students vacío con el id de usario en su clave foránea), Se abre un formulario para introducir los campos de student y actualiza la tabla 'students' con id del student creado antes. UPDATE /api/students/:student_id</text:p>
      <text:p text:style-name="P3"/>
      <text:p text:style-name="P4">No se dan de alta administradores via web, ya está creado con usuario ADMIN y contraseña ADMIN. Los subjects se crean via Wordbench y no por la Web.</text:p>
      <text:p text:style-name="P4">PANTALLA de LOGIN al hacer click sobre "Entrar en el sistema") -&gt; introducir email y password -&gt; POST /api/users/login -&gt; valida usuario, password y DEVUELVE UN TOKEN al cliente con una duración e incluye el req.user[0][0].user_type para control de acceso a cada ruta. Falla el login, si el campo del usuario tiene el user_deleted a 'SI'. Si es profesor el teach_validated debe ser 'SI'</text:p>
      <text:p text:style-name="P3"/>
      <text:p text:style-name="P3"/>
      <text:p text:style-name="P5">APIS POR TIPO DE USUARIO </text:p>
      <text:p text:style-name="P5"/>
      <text:p text:style-name="P4">Ejectua el middelware checkToken y obtenemos req.user[0][0]</text:p>
      <text:p text:style-name="P4">Después se llama a un segundo middleware que controla el acceso a cada ruta:</text:p>
      <text:p text:style-name="P4">Si req.user[0][0].user_type es 'STUDENT' y la ruta tiene el middelware accesoStudents-&gt; next()</text:p>
      <text:p text:style-name="P4">Si req.user[0][0].user_type es 'ADMIN' y la ruta tiene el middelware accesoAdministrator-&gt; next()</text:p>
      <text:p text:style-name="P4">Si req.user[0][0].user_type es 'TEACHER' y la ruta tiene el middelware accesoTeachers-&gt; next()</text:p>
      <text:p text:style-name="P4">Si req.user[0][0].user_type es 'TEACHER' o 'ADMIN' y la ruta tiene el middelware accesoAdministratorORTeachers-&gt; next()</text:p>
      <text:p text:style-name="P3"/>
      <text:p text:style-name="P4">Redireccionar: https://expressjs.com/es/4x/api.html#res.redirect</text:p>
      <text:p text:style-name="P4">a) si es 'STUDENT' va al panel de Automatrícula (redirección automática del login a GET /api/students/board (sólo accesoStudents), donde leemos las materias para dropdown de materias). Rellenar campos y click sobre 'Buscar Teachers'-&gt; Procedimiento/Funcion "Teachers-Zona" al ir a GET /api/teachers/teachersnear </text:p>
      <text:p text:style-name="P3"/>
      <text:p text:style-name="P4">*Proced/Funcion "Teachers-Zona"-&gt; SELECT teach_name as Profesor, teach_city as Ciudad, teach_zip as "Código Postal", avg(enroll_assessment) as Valoración FROM teachers WHERE teacher_delete ='NO' and teacher_validated = 'SI' and teach_zip=&lt;cp indicado&gt;</text:p>
      <text:p text:style-name="P4">JOIN subjects ON subjects.subj_id=teach_id_subject and subjects.subj_id=&lt;subject seleccionado&gt;</text:p>
      <text:p text:style-name="P4">JOIN enrollments ON enrollments.enroll_id_teacher=teachers.teach_id </text:p>
      <text:p text:style-name="P4">GROUP BY Profesor, Ciudad, "Código Postal"</text:p>
      <text:p text:style-name="P4">ORDER BY Valoración DESC;</text:p>
      <text:p text:style-name="P4">Esta lista la devolvermos en formato JSON una lista de objetos al cliente con status=200</text:p>
      <text:p text:style-name="P4">Si falla devovemos status=500</text:p>
      <text:p text:style-name="P3"/>
      <text:p text:style-name="P4">El resultado de la consulta aparece en 'Resultado de la búsqueda'. Introducir fechas de inicio y fin y click en 'Realizar Matrícula' -&gt; POST /api/enrollments. Tambien se pueder realizar la Valoración y comentarios de un profesor en el mismo panel pero posteriormente. Al hacer click sobre 'Realizar Valoración'. -&gt; PATCH /api/enrollments (campos de Valoración y Comentarios).</text:p>
      <text:p text:style-name="P3"/>
      <text:p text:style-name="P4">b) si es 'ADMIN' va al panel de Administración (redirección automática de login a esta ruta GET api/admin/board con <text:soft-page-break/>dos botones b.1) y b.2))</text:p>
      <text:p text:style-name="P4">b.1) BORRAR TEACHERS. Leer materias para dropdown de materias. Rellenar campos y click sobre 'Buscar Teachers' -&gt; al ir a GET api/teachers/novalidados</text:p>
      <text:p text:style-name="P3"/>
      <text:p text:style-name="P4">*Proced/Funcion "Buscar-Teachers" </text:p>
      <text:p text:style-name="P3"/>
      <text:p text:style-name="P4">SELECT teach_name as Profesor, teach_city as Ciudad, teach_zip as "CP", avg(enroll_assessment) as Valoracion, teach_experinece_years as 'Experiencia', user_created as 'Fecha alta' FROM teachers WHERE teach_deleted='NO'</text:p>
      <text:p text:style-name="P4">JOIN users ON user_id=teach_id_user</text:p>
      <text:p text:style-name="P4">JOIN enrollments ON enroll_id_teacher=teach_id</text:p>
      <text:p text:style-name="P4">ORDER BY Valoracion DESC;</text:p>
      <text:p text:style-name="P4">El resultado de la consulta aparece en 'Resultado de la búsqueda'. Se puede borrar un Teacher con click sobre 'Borrar' -&gt; PATCH /api/teachers/:teacher_id y PATCH /api/users/:user_id(=teacher_id_user) el campo 'deleted' se pone a 'SI'.</text:p>
      <text:p text:style-name="P3"/>
      <text:p text:style-name="P4">b.2) VALIDAR TEACHERS . Lista de los teachers registrador recientemente ordenado por fecha de alta (user_created de la tabla user). </text:p>
      <text:p text:style-name="P3"/>
      <text:p text:style-name="P4">SELECT teach_name as Profesor user_created as 'Fecha alta' FROM teachers WHERE teach_validated='NO' AND teach_deleted='NO'</text:p>
      <text:p text:style-name="P4">JOIN users ON user_id=teach_id_user</text:p>
      <text:p text:style-name="P4">ORDER BY user_created DESC;</text:p>
      <text:p text:style-name="P4">Al hacer click en el boton 'Validar Teacher' -&gt; PATCH /api/teachers/:teacher_id y actualizamos el campo 'Validado' a 'SI'.</text:p>
      <text:p text:style-name="P3"/>
      <text:p text:style-name="P4">c) si es un 'TEACHER' va al panel de Teachers (redirección automática del login a /api/teachers/board). Puede tener dos botones c.1) y c.2)</text:p>
      <text:p text:style-name="P4">En c.1) GET /api/enrollments/teachers consulta los estudianes que tiene matriculado entre dos fechas determinadas.</text:p>
      <text:p text:style-name="P4">En c.2) PATCH /api/teachers/:teacher_id el campo de teacher_deleted a 'SI' y user_deleted correspondiente a 'SI'</text:p>
      <text:p text:style-name="P1"><text:span text:style-name="T5"><text:line-break/><text:line-break/><text:line-break/>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o Alonso</meta:initial-creator>
    <meta:creation-date>2022-10-30T22:26:47</meta:creation-date>
    <meta:document-statistic meta:table-count="0" meta:image-count="0" meta:object-count="0" meta:page-count="2" meta:paragraph-count="44" meta:word-count="741" meta:character-count="5312"/>
    <dc:date>2022-10-30T22:28:43</dc:date>
    <dc:creator>Roberto Alonso</dc:creator>
    <meta:editing-duration>PT1M56S</meta:editing-duration>
    <meta:editing-cycles>1</meta:editing-cycles>
    <meta:generator>OpenOffice/4.1.13$Unix OpenOffice.org_project/4113m1$Build-9810</meta:generator>
  </office:meta>
</office:document-meta>
</file>